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144.6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109.84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3.66pt"/>
    </style:style>
    <style:style style:name="co8" style:family="table-column">
      <style:table-column-properties fo:break-before="auto" style:column-width="157.69pt"/>
    </style:style>
    <style:style style:name="co9" style:family="table-column">
      <style:table-column-properties fo:break-before="auto" style:column-width="129.15pt"/>
    </style:style>
    <style:style style:name="co10" style:family="table-column">
      <style:table-column-properties fo:break-before="auto" style:column-width="209.4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ist-set" table:style-name="ta1">
        <table:shapes>
          <draw:frame draw:z-index="0" draw:style-name="gr1" draw:text-style-name="P1" svg:width="1164.64pt" svg:height="341.83pt" svg:x="10.09pt" svg:y="354.61pt">
            <draw:object draw:notify-on-update-of-ranges="'list-set'.A1:'list-set'.A1 'list-set'.A2:'list-set'.A27 'list-set'.B1:'list-set'.B1 'list-set'.B2:'list-set'.B27 'list-set'.C1:'list-set'.C1 'list-set'.C2:'list-set'.C27 'list-set'.D1:'list-set'.D1 'list-set'.D2:'list-set'.D27 'list-set'.E1:'list-set'.E1 'list-set'.E2:'list-set'.E27 'list-set'.F1:'list-set'.F1 'list-set'.F2:'list-set'.F27 'list-set'.G1:'list-set'.G1 'list-set'.G2:'list-set'.G27 'list-set'.H1:'list-set'.H1 'list-set'.H2:'list-set'.H27 'list-set'.I1:'list-set'.I1 'list-set'.I2:'list-set'.I27 'list-set'.J1:'list-set'.J1 'list-set'.J2:'list-set'.J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hreads cnt</text:p>
          </table:table-cell>
          <table:table-cell office:value-type="string" calcext:value-type="string">
            <text:p>coarse-lock list"</text:p>
          </table:table-cell>
          <table:table-cell office:value-type="string" calcext:value-type="string">
            <text:p>coarse-lock list with spin-lock"</text:p>
          </table:table-cell>
          <table:table-cell office:value-type="string" calcext:value-type="string">
            <text:p>lock-free list"</text:p>
          </table:table-cell>
          <table:table-cell office:value-type="string" calcext:value-type="string">
            <text:p>lock-free list with pool"</text:p>
          </table:table-cell>
          <table:table-cell office:value-type="string" calcext:value-type="string">
            <text:p>cds::container::michaellist"</text:p>
          </table:table-cell>
          <table:table-cell office:value-type="string" calcext:value-type="string">
            <text:p>optimistic-lock list"</text:p>
          </table:table-cell>
          <table:table-cell office:value-type="string" calcext:value-type="string">
            <text:p>optimistic-lock with spin-lock list"</text:p>
          </table:table-cell>
          <table:table-cell office:value-type="string" calcext:value-type="string">
            <text:p>optimistic-lock lazy delete"</text:p>
          </table:table-cell>
          <table:table-cell office:value-type="string" calcext:value-type="string">
            <text:p>optimistic-lock lazy delete with spin-lock list"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342.7" calcext:value-type="float">
            <text:p>31342.7</text:p>
          </table:table-cell>
          <table:table-cell office:value-type="float" office:value="32222" calcext:value-type="float">
            <text:p>32222</text:p>
          </table:table-cell>
          <table:table-cell office:value-type="float" office:value="38684.5" calcext:value-type="float">
            <text:p>38684.5</text:p>
          </table:table-cell>
          <table:table-cell office:value-type="float" office:value="51843" calcext:value-type="float">
            <text:p>51843</text:p>
          </table:table-cell>
          <table:table-cell office:value-type="float" office:value="46906.8" calcext:value-type="float">
            <text:p>46906.8</text:p>
          </table:table-cell>
          <table:table-cell office:value-type="float" office:value="29112.4" calcext:value-type="float">
            <text:p>29112.4</text:p>
          </table:table-cell>
          <table:table-cell office:value-type="float" office:value="30987.7" calcext:value-type="float">
            <text:p>30987.7</text:p>
          </table:table-cell>
          <table:table-cell office:value-type="float" office:value="30596.3" calcext:value-type="float">
            <text:p>30596.3</text:p>
          </table:table-cell>
          <table:table-cell office:value-type="float" office:value="30711.2" calcext:value-type="float">
            <text:p>30711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112.2" calcext:value-type="float">
            <text:p>28112.2</text:p>
          </table:table-cell>
          <table:table-cell office:value-type="float" office:value="29005" calcext:value-type="float">
            <text:p>29005</text:p>
          </table:table-cell>
          <table:table-cell office:value-type="float" office:value="64484.5" calcext:value-type="float">
            <text:p>64484.5</text:p>
          </table:table-cell>
          <table:table-cell office:value-type="float" office:value="86049" calcext:value-type="float">
            <text:p>86049</text:p>
          </table:table-cell>
          <table:table-cell office:value-type="float" office:value="78223.9" calcext:value-type="float">
            <text:p>78223.9</text:p>
          </table:table-cell>
          <table:table-cell office:value-type="float" office:value="47631.9" calcext:value-type="float">
            <text:p>47631.9</text:p>
          </table:table-cell>
          <table:table-cell office:value-type="float" office:value="49317.4" calcext:value-type="float">
            <text:p>49317.4</text:p>
          </table:table-cell>
          <table:table-cell office:value-type="float" office:value="47505.4" calcext:value-type="float">
            <text:p>47505.4</text:p>
          </table:table-cell>
          <table:table-cell office:value-type="float" office:value="48890.3" calcext:value-type="float">
            <text:p>48890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260.6" calcext:value-type="float">
            <text:p>27260.6</text:p>
          </table:table-cell>
          <table:table-cell office:value-type="float" office:value="27386.8" calcext:value-type="float">
            <text:p>27386.8</text:p>
          </table:table-cell>
          <table:table-cell office:value-type="float" office:value="64101.2" calcext:value-type="float">
            <text:p>64101.2</text:p>
          </table:table-cell>
          <table:table-cell office:value-type="float" office:value="87602.6" calcext:value-type="float">
            <text:p>87602.6</text:p>
          </table:table-cell>
          <table:table-cell office:value-type="float" office:value="75795.9" calcext:value-type="float">
            <text:p>75795.9</text:p>
          </table:table-cell>
          <table:table-cell office:value-type="float" office:value="46764.8" calcext:value-type="float">
            <text:p>46764.8</text:p>
          </table:table-cell>
          <table:table-cell office:value-type="float" office:value="49026" calcext:value-type="float">
            <text:p>49026</text:p>
          </table:table-cell>
          <table:table-cell office:value-type="float" office:value="46355.5" calcext:value-type="float">
            <text:p>46355.5</text:p>
          </table:table-cell>
          <table:table-cell office:value-type="float" office:value="49047.1" calcext:value-type="float">
            <text:p>49047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909.1" calcext:value-type="float">
            <text:p>26909.1</text:p>
          </table:table-cell>
          <table:table-cell office:value-type="float" office:value="26496.8" calcext:value-type="float">
            <text:p>26496.8</text:p>
          </table:table-cell>
          <table:table-cell office:value-type="float" office:value="60360" calcext:value-type="float">
            <text:p>60360</text:p>
          </table:table-cell>
          <table:table-cell office:value-type="float" office:value="85358" calcext:value-type="float">
            <text:p>85358</text:p>
          </table:table-cell>
          <table:table-cell office:value-type="float" office:value="71004.5" calcext:value-type="float">
            <text:p>71004.5</text:p>
          </table:table-cell>
          <table:table-cell office:value-type="float" office:value="42854" calcext:value-type="float">
            <text:p>42854</text:p>
          </table:table-cell>
          <table:table-cell office:value-type="float" office:value="45596.3" calcext:value-type="float">
            <text:p>45596.3</text:p>
          </table:table-cell>
          <table:table-cell office:value-type="float" office:value="42992.1" calcext:value-type="float">
            <text:p>42992.1</text:p>
          </table:table-cell>
          <table:table-cell office:value-type="float" office:value="45437.5" calcext:value-type="float">
            <text:p>45437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241.5" calcext:value-type="float">
            <text:p>25241.5</text:p>
          </table:table-cell>
          <table:table-cell office:value-type="float" office:value="24768.6" calcext:value-type="float">
            <text:p>24768.6</text:p>
          </table:table-cell>
          <table:table-cell office:value-type="float" office:value="57665.5" calcext:value-type="float">
            <text:p>57665.5</text:p>
          </table:table-cell>
          <table:table-cell office:value-type="float" office:value="78842.2" calcext:value-type="float">
            <text:p>78842.2</text:p>
          </table:table-cell>
          <table:table-cell office:value-type="float" office:value="67162" calcext:value-type="float">
            <text:p>67162</text:p>
          </table:table-cell>
          <table:table-cell office:value-type="float" office:value="41575.3" calcext:value-type="float">
            <text:p>41575.3</text:p>
          </table:table-cell>
          <table:table-cell office:value-type="float" office:value="44963.6" calcext:value-type="float">
            <text:p>44963.6</text:p>
          </table:table-cell>
          <table:table-cell office:value-type="float" office:value="42018.6" calcext:value-type="float">
            <text:p>42018.6</text:p>
          </table:table-cell>
          <table:table-cell office:value-type="float" office:value="44988.5" calcext:value-type="float">
            <text:p>44988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001.4" calcext:value-type="float">
            <text:p>26001.4</text:p>
          </table:table-cell>
          <table:table-cell office:value-type="float" office:value="25486.5" calcext:value-type="float">
            <text:p>25486.5</text:p>
          </table:table-cell>
          <table:table-cell office:value-type="float" office:value="55697.5" calcext:value-type="float">
            <text:p>55697.5</text:p>
          </table:table-cell>
          <table:table-cell office:value-type="float" office:value="77579.2" calcext:value-type="float">
            <text:p>77579.2</text:p>
          </table:table-cell>
          <table:table-cell office:value-type="float" office:value="64534.5" calcext:value-type="float">
            <text:p>64534.5</text:p>
          </table:table-cell>
          <table:table-cell office:value-type="float" office:value="37187.4" calcext:value-type="float">
            <text:p>37187.4</text:p>
          </table:table-cell>
          <table:table-cell office:value-type="float" office:value="39364.2" calcext:value-type="float">
            <text:p>39364.2</text:p>
          </table:table-cell>
          <table:table-cell office:value-type="float" office:value="37950.8" calcext:value-type="float">
            <text:p>37950.8</text:p>
          </table:table-cell>
          <table:table-cell office:value-type="float" office:value="40677.7" calcext:value-type="float">
            <text:p>40677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122.4" calcext:value-type="float">
            <text:p>23122.4</text:p>
          </table:table-cell>
          <table:table-cell office:value-type="float" office:value="22984.6" calcext:value-type="float">
            <text:p>22984.6</text:p>
          </table:table-cell>
          <table:table-cell office:value-type="float" office:value="56977.6" calcext:value-type="float">
            <text:p>56977.6</text:p>
          </table:table-cell>
          <table:table-cell office:value-type="float" office:value="74881.1" calcext:value-type="float">
            <text:p>74881.1</text:p>
          </table:table-cell>
          <table:table-cell office:value-type="float" office:value="63988.4" calcext:value-type="float">
            <text:p>63988.4</text:p>
          </table:table-cell>
          <table:table-cell office:value-type="float" office:value="39180.7" calcext:value-type="float">
            <text:p>39180.7</text:p>
          </table:table-cell>
          <table:table-cell office:value-type="float" office:value="42276" calcext:value-type="float">
            <text:p>42276</text:p>
          </table:table-cell>
          <table:table-cell office:value-type="float" office:value="39049.3" calcext:value-type="float">
            <text:p>39049.3</text:p>
          </table:table-cell>
          <table:table-cell office:value-type="float" office:value="42307.9" calcext:value-type="float">
            <text:p>42307.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931" calcext:value-type="float">
            <text:p>22931</text:p>
          </table:table-cell>
          <table:table-cell office:value-type="float" office:value="22875.7" calcext:value-type="float">
            <text:p>22875.7</text:p>
          </table:table-cell>
          <table:table-cell office:value-type="float" office:value="56828.3" calcext:value-type="float">
            <text:p>56828.3</text:p>
          </table:table-cell>
          <table:table-cell office:value-type="float" office:value="70042.7" calcext:value-type="float">
            <text:p>70042.7</text:p>
          </table:table-cell>
          <table:table-cell office:value-type="float" office:value="60201.8" calcext:value-type="float">
            <text:p>60201.8</text:p>
          </table:table-cell>
          <table:table-cell office:value-type="float" office:value="38475.1" calcext:value-type="float">
            <text:p>38475.1</text:p>
          </table:table-cell>
          <table:table-cell office:value-type="float" office:value="40953.1" calcext:value-type="float">
            <text:p>40953.1</text:p>
          </table:table-cell>
          <table:table-cell office:value-type="float" office:value="38684.4" calcext:value-type="float">
            <text:p>38684.4</text:p>
          </table:table-cell>
          <table:table-cell office:value-type="float" office:value="40063.6" calcext:value-type="float">
            <text:p>40063.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451.8" calcext:value-type="float">
            <text:p>22451.8</text:p>
          </table:table-cell>
          <table:table-cell office:value-type="float" office:value="21789" calcext:value-type="float">
            <text:p>21789</text:p>
          </table:table-cell>
          <table:table-cell office:value-type="float" office:value="54900.7" calcext:value-type="float">
            <text:p>54900.7</text:p>
          </table:table-cell>
          <table:table-cell office:value-type="float" office:value="66150.2" calcext:value-type="float">
            <text:p>66150.2</text:p>
          </table:table-cell>
          <table:table-cell office:value-type="float" office:value="59307.3" calcext:value-type="float">
            <text:p>59307.3</text:p>
          </table:table-cell>
          <table:table-cell office:value-type="float" office:value="39141.1" calcext:value-type="float">
            <text:p>39141.1</text:p>
          </table:table-cell>
          <table:table-cell office:value-type="float" office:value="41976.6" calcext:value-type="float">
            <text:p>41976.6</text:p>
          </table:table-cell>
          <table:table-cell office:value-type="float" office:value="38567.1" calcext:value-type="float">
            <text:p>38567.1</text:p>
          </table:table-cell>
          <table:table-cell office:value-type="float" office:value="41728.7" calcext:value-type="float">
            <text:p>41728.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886.9" calcext:value-type="float">
            <text:p>21886.9</text:p>
          </table:table-cell>
          <table:table-cell office:value-type="float" office:value="21356.7" calcext:value-type="float">
            <text:p>21356.7</text:p>
          </table:table-cell>
          <table:table-cell office:value-type="float" office:value="55603.4" calcext:value-type="float">
            <text:p>55603.4</text:p>
          </table:table-cell>
          <table:table-cell office:value-type="float" office:value="65651.4" calcext:value-type="float">
            <text:p>65651.4</text:p>
          </table:table-cell>
          <table:table-cell office:value-type="float" office:value="56407.7" calcext:value-type="float">
            <text:p>56407.7</text:p>
          </table:table-cell>
          <table:table-cell office:value-type="float" office:value="37351.6" calcext:value-type="float">
            <text:p>37351.6</text:p>
          </table:table-cell>
          <table:table-cell office:value-type="float" office:value="38979.7" calcext:value-type="float">
            <text:p>38979.7</text:p>
          </table:table-cell>
          <table:table-cell office:value-type="float" office:value="37346.1" calcext:value-type="float">
            <text:p>37346.1</text:p>
          </table:table-cell>
          <table:table-cell office:value-type="float" office:value="38307.2" calcext:value-type="float">
            <text:p>38307.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698.8" calcext:value-type="float">
            <text:p>21698.8</text:p>
          </table:table-cell>
          <table:table-cell office:value-type="float" office:value="20939.6" calcext:value-type="float">
            <text:p>20939.6</text:p>
          </table:table-cell>
          <table:table-cell office:value-type="float" office:value="54688.6" calcext:value-type="float">
            <text:p>54688.6</text:p>
          </table:table-cell>
          <table:table-cell office:value-type="float" office:value="65243.8" calcext:value-type="float">
            <text:p>65243.8</text:p>
          </table:table-cell>
          <table:table-cell office:value-type="float" office:value="54812" calcext:value-type="float">
            <text:p>54812</text:p>
          </table:table-cell>
          <table:table-cell office:value-type="float" office:value="37098.7" calcext:value-type="float">
            <text:p>37098.7</text:p>
          </table:table-cell>
          <table:table-cell office:value-type="float" office:value="38027.5" calcext:value-type="float">
            <text:p>38027.5</text:p>
          </table:table-cell>
          <table:table-cell office:value-type="float" office:value="37072.1" calcext:value-type="float">
            <text:p>37072.1</text:p>
          </table:table-cell>
          <table:table-cell office:value-type="float" office:value="38028" calcext:value-type="float">
            <text:p>380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441.5" calcext:value-type="float">
            <text:p>22441.5</text:p>
          </table:table-cell>
          <table:table-cell office:value-type="float" office:value="28863.4" calcext:value-type="float">
            <text:p>28863.4</text:p>
          </table:table-cell>
          <table:table-cell office:value-type="float" office:value="66844.6" calcext:value-type="float">
            <text:p>66844.6</text:p>
          </table:table-cell>
          <table:table-cell office:value-type="float" office:value="96804.2" calcext:value-type="float">
            <text:p>96804.2</text:p>
          </table:table-cell>
          <table:table-cell office:value-type="float" office:value="80047.1" calcext:value-type="float">
            <text:p>80047.1</text:p>
          </table:table-cell>
          <table:table-cell office:value-type="float" office:value="49696.7" calcext:value-type="float">
            <text:p>49696.7</text:p>
          </table:table-cell>
          <table:table-cell office:value-type="float" office:value="52291.2" calcext:value-type="float">
            <text:p>52291.2</text:p>
          </table:table-cell>
          <table:table-cell office:value-type="float" office:value="49650.8" calcext:value-type="float">
            <text:p>49650.8</text:p>
          </table:table-cell>
          <table:table-cell office:value-type="float" office:value="52403.7" calcext:value-type="float">
            <text:p>52403.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998" calcext:value-type="float">
            <text:p>27998</text:p>
          </table:table-cell>
          <table:table-cell office:value-type="float" office:value="28006.8" calcext:value-type="float">
            <text:p>28006.8</text:p>
          </table:table-cell>
          <table:table-cell office:value-type="float" office:value="65128.9" calcext:value-type="float">
            <text:p>65128.9</text:p>
          </table:table-cell>
          <table:table-cell office:value-type="float" office:value="92817.3" calcext:value-type="float">
            <text:p>92817.3</text:p>
          </table:table-cell>
          <table:table-cell office:value-type="float" office:value="77646.9" calcext:value-type="float">
            <text:p>77646.9</text:p>
          </table:table-cell>
          <table:table-cell office:value-type="float" office:value="48769.4" calcext:value-type="float">
            <text:p>48769.4</text:p>
          </table:table-cell>
          <table:table-cell office:value-type="float" office:value="52001.9" calcext:value-type="float">
            <text:p>52001.9</text:p>
          </table:table-cell>
          <table:table-cell office:value-type="float" office:value="49224.9" calcext:value-type="float">
            <text:p>49224.9</text:p>
          </table:table-cell>
          <table:table-cell office:value-type="float" office:value="51732.5" calcext:value-type="float">
            <text:p>51732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287.6" calcext:value-type="float">
            <text:p>27287.6</text:p>
          </table:table-cell>
          <table:table-cell office:value-type="float" office:value="26927.6" calcext:value-type="float">
            <text:p>26927.6</text:p>
          </table:table-cell>
          <table:table-cell office:value-type="float" office:value="64203.5" calcext:value-type="float">
            <text:p>64203.5</text:p>
          </table:table-cell>
          <table:table-cell office:value-type="float" office:value="90062.5" calcext:value-type="float">
            <text:p>90062.5</text:p>
          </table:table-cell>
          <table:table-cell office:value-type="float" office:value="77270.6" calcext:value-type="float">
            <text:p>77270.6</text:p>
          </table:table-cell>
          <table:table-cell office:value-type="float" office:value="49389.4" calcext:value-type="float">
            <text:p>49389.4</text:p>
          </table:table-cell>
          <table:table-cell office:value-type="float" office:value="52574.2" calcext:value-type="float">
            <text:p>52574.2</text:p>
          </table:table-cell>
          <table:table-cell office:value-type="float" office:value="49556" calcext:value-type="float">
            <text:p>49556</text:p>
          </table:table-cell>
          <table:table-cell office:value-type="float" office:value="52676.9" calcext:value-type="float">
            <text:p>52676.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384.8" calcext:value-type="float">
            <text:p>28384.8</text:p>
          </table:table-cell>
          <table:table-cell office:value-type="float" office:value="28135.4" calcext:value-type="float">
            <text:p>28135.4</text:p>
          </table:table-cell>
          <table:table-cell office:value-type="float" office:value="62357.8" calcext:value-type="float">
            <text:p>62357.8</text:p>
          </table:table-cell>
          <table:table-cell office:value-type="float" office:value="88432" calcext:value-type="float">
            <text:p>88432</text:p>
          </table:table-cell>
          <table:table-cell office:value-type="float" office:value="73775.4" calcext:value-type="float">
            <text:p>73775.4</text:p>
          </table:table-cell>
          <table:table-cell office:value-type="float" office:value="46725.6" calcext:value-type="float">
            <text:p>46725.6</text:p>
          </table:table-cell>
          <table:table-cell office:value-type="float" office:value="48649.9" calcext:value-type="float">
            <text:p>48649.9</text:p>
          </table:table-cell>
          <table:table-cell office:value-type="float" office:value="46587.1" calcext:value-type="float">
            <text:p>46587.1</text:p>
          </table:table-cell>
          <table:table-cell office:value-type="float" office:value="48569.6" calcext:value-type="float">
            <text:p>48569.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497.6" calcext:value-type="float">
            <text:p>27497.6</text:p>
          </table:table-cell>
          <table:table-cell office:value-type="float" office:value="26967.5" calcext:value-type="float">
            <text:p>26967.5</text:p>
          </table:table-cell>
          <table:table-cell office:value-type="float" office:value="64457" calcext:value-type="float">
            <text:p>64457</text:p>
          </table:table-cell>
          <table:table-cell office:value-type="float" office:value="90728.7" calcext:value-type="float">
            <text:p>90728.7</text:p>
          </table:table-cell>
          <table:table-cell office:value-type="float" office:value="78801.2" calcext:value-type="float">
            <text:p>78801.2</text:p>
          </table:table-cell>
          <table:table-cell office:value-type="float" office:value="49273.9" calcext:value-type="float">
            <text:p>49273.9</text:p>
          </table:table-cell>
          <table:table-cell office:value-type="float" office:value="52824.9" calcext:value-type="float">
            <text:p>52824.9</text:p>
          </table:table-cell>
          <table:table-cell office:value-type="float" office:value="49523.2" calcext:value-type="float">
            <text:p>49523.2</text:p>
          </table:table-cell>
          <table:table-cell office:value-type="float" office:value="53238.1" calcext:value-type="float">
            <text:p>53238.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539" calcext:value-type="float">
            <text:p>28539</text:p>
          </table:table-cell>
          <table:table-cell office:value-type="float" office:value="28310.2" calcext:value-type="float">
            <text:p>28310.2</text:p>
          </table:table-cell>
          <table:table-cell office:value-type="float" office:value="65442.1" calcext:value-type="float">
            <text:p>65442.1</text:p>
          </table:table-cell>
          <table:table-cell office:value-type="float" office:value="95508.9" calcext:value-type="float">
            <text:p>95508.9</text:p>
          </table:table-cell>
          <table:table-cell office:value-type="float" office:value="79275.5" calcext:value-type="float">
            <text:p>79275.5</text:p>
          </table:table-cell>
          <table:table-cell office:value-type="float" office:value="49118.5" calcext:value-type="float">
            <text:p>49118.5</text:p>
          </table:table-cell>
          <table:table-cell office:value-type="float" office:value="51730.8" calcext:value-type="float">
            <text:p>51730.8</text:p>
          </table:table-cell>
          <table:table-cell office:value-type="float" office:value="49513.1" calcext:value-type="float">
            <text:p>49513.1</text:p>
          </table:table-cell>
          <table:table-cell office:value-type="float" office:value="51490.9" calcext:value-type="float">
            <text:p>51490.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7266.1" calcext:value-type="float">
            <text:p>27266.1</text:p>
          </table:table-cell>
          <table:table-cell office:value-type="float" office:value="27319.9" calcext:value-type="float">
            <text:p>27319.9</text:p>
          </table:table-cell>
          <table:table-cell office:value-type="float" office:value="65782.6" calcext:value-type="float">
            <text:p>65782.6</text:p>
          </table:table-cell>
          <table:table-cell office:value-type="float" office:value="91185" calcext:value-type="float">
            <text:p>91185</text:p>
          </table:table-cell>
          <table:table-cell office:value-type="float" office:value="78192.4" calcext:value-type="float">
            <text:p>78192.4</text:p>
          </table:table-cell>
          <table:table-cell office:value-type="float" office:value="49534.3" calcext:value-type="float">
            <text:p>49534.3</text:p>
          </table:table-cell>
          <table:table-cell office:value-type="float" office:value="52317.3" calcext:value-type="float">
            <text:p>52317.3</text:p>
          </table:table-cell>
          <table:table-cell office:value-type="float" office:value="49499.8" calcext:value-type="float">
            <text:p>49499.8</text:p>
          </table:table-cell>
          <table:table-cell office:value-type="float" office:value="52288.7" calcext:value-type="float">
            <text:p>52288.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439.1" calcext:value-type="float">
            <text:p>28439.1</text:p>
          </table:table-cell>
          <table:table-cell office:value-type="float" office:value="28208.3" calcext:value-type="float">
            <text:p>28208.3</text:p>
          </table:table-cell>
          <table:table-cell office:value-type="float" office:value="65806.1" calcext:value-type="float">
            <text:p>65806.1</text:p>
          </table:table-cell>
          <table:table-cell office:value-type="float" office:value="94457.9" calcext:value-type="float">
            <text:p>94457.9</text:p>
          </table:table-cell>
          <table:table-cell office:value-type="float" office:value="78840.4" calcext:value-type="float">
            <text:p>78840.4</text:p>
          </table:table-cell>
          <table:table-cell office:value-type="float" office:value="49064.1" calcext:value-type="float">
            <text:p>49064.1</text:p>
          </table:table-cell>
          <table:table-cell office:value-type="float" office:value="51281.2" calcext:value-type="float">
            <text:p>51281.2</text:p>
          </table:table-cell>
          <table:table-cell office:value-type="float" office:value="48907" calcext:value-type="float">
            <text:p>48907</text:p>
          </table:table-cell>
          <table:table-cell office:value-type="float" office:value="51129.8" calcext:value-type="float">
            <text:p>51129.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7198.4" calcext:value-type="float">
            <text:p>27198.4</text:p>
          </table:table-cell>
          <table:table-cell office:value-type="float" office:value="26934.5" calcext:value-type="float">
            <text:p>26934.5</text:p>
          </table:table-cell>
          <table:table-cell office:value-type="float" office:value="64392.8" calcext:value-type="float">
            <text:p>64392.8</text:p>
          </table:table-cell>
          <table:table-cell office:value-type="float" office:value="91152.2" calcext:value-type="float">
            <text:p>91152.2</text:p>
          </table:table-cell>
          <table:table-cell office:value-type="float" office:value="78477.5" calcext:value-type="float">
            <text:p>78477.5</text:p>
          </table:table-cell>
          <table:table-cell office:value-type="float" office:value="49403.3" calcext:value-type="float">
            <text:p>49403.3</text:p>
          </table:table-cell>
          <table:table-cell office:value-type="float" office:value="52298" calcext:value-type="float">
            <text:p>52298</text:p>
          </table:table-cell>
          <table:table-cell office:value-type="float" office:value="49513.2" calcext:value-type="float">
            <text:p>49513.2</text:p>
          </table:table-cell>
          <table:table-cell office:value-type="float" office:value="52483" calcext:value-type="float">
            <text:p>524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8473.8" calcext:value-type="float">
            <text:p>28473.8</text:p>
          </table:table-cell>
          <table:table-cell office:value-type="float" office:value="28551.3" calcext:value-type="float">
            <text:p>28551.3</text:p>
          </table:table-cell>
          <table:table-cell office:value-type="float" office:value="64648.1" calcext:value-type="float">
            <text:p>64648.1</text:p>
          </table:table-cell>
          <table:table-cell office:value-type="float" office:value="95003.8" calcext:value-type="float">
            <text:p>95003.8</text:p>
          </table:table-cell>
          <table:table-cell office:value-type="float" office:value="79301.5" calcext:value-type="float">
            <text:p>79301.5</text:p>
          </table:table-cell>
          <table:table-cell office:value-type="float" office:value="48854.7" calcext:value-type="float">
            <text:p>48854.7</text:p>
          </table:table-cell>
          <table:table-cell office:value-type="float" office:value="56196.1" calcext:value-type="float">
            <text:p>56196.1</text:p>
          </table:table-cell>
          <table:table-cell office:value-type="float" office:value="56984.7" calcext:value-type="float">
            <text:p>56984.7</text:p>
          </table:table-cell>
          <table:table-cell office:value-type="float" office:value="58674.5" calcext:value-type="float">
            <text:p>58674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088.4" calcext:value-type="float">
            <text:p>31088.4</text:p>
          </table:table-cell>
          <table:table-cell office:value-type="float" office:value="30917.5" calcext:value-type="float">
            <text:p>30917.5</text:p>
          </table:table-cell>
          <table:table-cell office:value-type="float" office:value="67540.9" calcext:value-type="float">
            <text:p>67540.9</text:p>
          </table:table-cell>
          <table:table-cell office:value-type="float" office:value="95632.2" calcext:value-type="float">
            <text:p>95632.2</text:p>
          </table:table-cell>
          <table:table-cell office:value-type="float" office:value="93096.9" calcext:value-type="float">
            <text:p>93096.9</text:p>
          </table:table-cell>
          <table:table-cell office:value-type="float" office:value="56993.1" calcext:value-type="float">
            <text:p>56993.1</text:p>
          </table:table-cell>
          <table:table-cell office:value-type="float" office:value="58720" calcext:value-type="float">
            <text:p>58720</text:p>
          </table:table-cell>
          <table:table-cell office:value-type="float" office:value="56986.8" calcext:value-type="float">
            <text:p>56986.8</text:p>
          </table:table-cell>
          <table:table-cell office:value-type="float" office:value="58455.3" calcext:value-type="float">
            <text:p>58455.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1037.2" calcext:value-type="float">
            <text:p>31037.2</text:p>
          </table:table-cell>
          <table:table-cell office:value-type="float" office:value="30861.7" calcext:value-type="float">
            <text:p>30861.7</text:p>
          </table:table-cell>
          <table:table-cell office:value-type="float" office:value="68401.7" calcext:value-type="float">
            <text:p>68401.7</text:p>
          </table:table-cell>
          <table:table-cell office:value-type="float" office:value="97648.1" calcext:value-type="float">
            <text:p>97648.1</text:p>
          </table:table-cell>
          <table:table-cell office:value-type="float" office:value="94265" calcext:value-type="float">
            <text:p>94265</text:p>
          </table:table-cell>
          <table:table-cell office:value-type="float" office:value="56515.7" calcext:value-type="float">
            <text:p>56515.7</text:p>
          </table:table-cell>
          <table:table-cell office:value-type="float" office:value="58449.5" calcext:value-type="float">
            <text:p>58449.5</text:p>
          </table:table-cell>
          <table:table-cell office:value-type="float" office:value="56550.4" calcext:value-type="float">
            <text:p>56550.4</text:p>
          </table:table-cell>
          <table:table-cell office:value-type="float" office:value="58468.8" calcext:value-type="float">
            <text:p>58468.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0883.2" calcext:value-type="float">
            <text:p>30883.2</text:p>
          </table:table-cell>
          <table:table-cell office:value-type="float" office:value="30566.5" calcext:value-type="float">
            <text:p>30566.5</text:p>
          </table:table-cell>
          <table:table-cell office:value-type="float" office:value="69276.8" calcext:value-type="float">
            <text:p>69276.8</text:p>
          </table:table-cell>
          <table:table-cell office:value-type="float" office:value="97216.6" calcext:value-type="float">
            <text:p>97216.6</text:p>
          </table:table-cell>
          <table:table-cell office:value-type="float" office:value="94228.2" calcext:value-type="float">
            <text:p>94228.2</text:p>
          </table:table-cell>
          <table:table-cell office:value-type="float" office:value="56508.6" calcext:value-type="float">
            <text:p>56508.6</text:p>
          </table:table-cell>
          <table:table-cell office:value-type="float" office:value="57848.3" calcext:value-type="float">
            <text:p>57848.3</text:p>
          </table:table-cell>
          <table:table-cell office:value-type="float" office:value="56392" calcext:value-type="float">
            <text:p>56392</text:p>
          </table:table-cell>
          <table:table-cell office:value-type="float" office:value="58145.3" calcext:value-type="float">
            <text:p>58145.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968.5" calcext:value-type="float">
            <text:p>30968.5</text:p>
          </table:table-cell>
          <table:table-cell office:value-type="float" office:value="31070.1" calcext:value-type="float">
            <text:p>31070.1</text:p>
          </table:table-cell>
          <table:table-cell office:value-type="float" office:value="69464.1" calcext:value-type="float">
            <text:p>69464.1</text:p>
          </table:table-cell>
          <table:table-cell office:value-type="float" office:value="97701" calcext:value-type="float">
            <text:p>97701</text:p>
          </table:table-cell>
          <table:table-cell office:value-type="float" office:value="93625" calcext:value-type="float">
            <text:p>93625</text:p>
          </table:table-cell>
          <table:table-cell office:value-type="float" office:value="56985.3" calcext:value-type="float">
            <text:p>56985.3</text:p>
          </table:table-cell>
          <table:table-cell office:value-type="float" office:value="57990.5" calcext:value-type="float">
            <text:p>57990.5</text:p>
          </table:table-cell>
          <table:table-cell office:value-type="float" office:value="56395.4" calcext:value-type="float">
            <text:p>56395.4</text:p>
          </table:table-cell>
          <table:table-cell office:value-type="float" office:value="58041.5" calcext:value-type="float">
            <text:p>58041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0822.1" calcext:value-type="float">
            <text:p>30822.1</text:p>
          </table:table-cell>
          <table:table-cell office:value-type="float" office:value="30850.2" calcext:value-type="float">
            <text:p>30850.2</text:p>
          </table:table-cell>
          <table:table-cell office:value-type="float" office:value="69411" calcext:value-type="float">
            <text:p>69411</text:p>
          </table:table-cell>
          <table:table-cell office:value-type="float" office:value="97984.4" calcext:value-type="float">
            <text:p>97984.4</text:p>
          </table:table-cell>
          <table:table-cell office:value-type="float" office:value="93880.1" calcext:value-type="float">
            <text:p>93880.1</text:p>
          </table:table-cell>
          <table:table-cell office:value-type="float" office:value="56773.3" calcext:value-type="float">
            <text:p>56773.3</text:p>
          </table:table-cell>
          <table:table-cell office:value-type="float" office:value="57986.2" calcext:value-type="float">
            <text:p>57986.2</text:p>
          </table:table-cell>
          <table:table-cell office:value-type="float" office:value="56628.7" calcext:value-type="float">
            <text:p>56628.7</text:p>
          </table:table-cell>
          <table:table-cell office:value-type="float" office:value="57937.3" calcext:value-type="float">
            <text:p>57937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2T10:58:48.525030228</dc:date>
    <meta:editing-duration>PT59S</meta:editing-duration>
    <meta:editing-cycles>1</meta:editing-cycles>
    <meta:document-statistic meta:table-count="1" meta:cell-count="270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1.087cm" svg:height="12.06cm" xlink:href=".." xlink:type="simple" chart:class="chart:line" chart:style-name="ch1">
        <chart:legend chart:legend-position="end" svg:x="32.864cm" svg:y="3.49cm" style:legend-expansion="high" chart:style-name="ch2"/>
        <chart:plot-area chart:style-name="ch3" table:cell-range-address="'list-set'.A1:'list-set'.J27" chart:data-source-has-labels="row" svg:x="0.821cm" svg:y="0.241cm" svg:width="31.222cm" svg:height="11.578cm">
          <chartooo:coordinate-region svg:x="1.998cm" svg:y="0.44cm" svg:width="29.673cm" svg:height="10.7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ist-set'.A2:'list-set'.A27" chart:label-cell-address="'list-set'.A1:'list-set'.A1" chart:class="chart:line">
            <chart:data-point chart:repeated="26"/>
          </chart:series>
          <chart:series chart:style-name="ch7" chart:values-cell-range-address="'list-set'.B2:'list-set'.B27" chart:label-cell-address="'list-set'.B1:'list-set'.B1" chart:class="chart:line">
            <chart:data-point chart:repeated="26"/>
          </chart:series>
          <chart:series chart:style-name="ch8" chart:values-cell-range-address="'list-set'.C2:'list-set'.C27" chart:label-cell-address="'list-set'.C1:'list-set'.C1" chart:class="chart:line">
            <chart:data-point chart:repeated="26"/>
          </chart:series>
          <chart:series chart:style-name="ch9" chart:values-cell-range-address="'list-set'.D2:'list-set'.D27" chart:label-cell-address="'list-set'.D1:'list-set'.D1" chart:class="chart:line">
            <chart:data-point chart:repeated="26"/>
          </chart:series>
          <chart:series chart:style-name="ch10" chart:values-cell-range-address="'list-set'.E2:'list-set'.E27" chart:label-cell-address="'list-set'.E1:'list-set'.E1" chart:class="chart:line">
            <chart:data-point chart:repeated="26"/>
          </chart:series>
          <chart:series chart:style-name="ch11" chart:values-cell-range-address="'list-set'.F2:'list-set'.F27" chart:label-cell-address="'list-set'.F1:'list-set'.F1" chart:class="chart:line">
            <chart:data-point chart:repeated="26"/>
          </chart:series>
          <chart:series chart:style-name="ch12" chart:values-cell-range-address="'list-set'.G2:'list-set'.G27" chart:label-cell-address="'list-set'.G1:'list-set'.G1" chart:class="chart:line">
            <chart:data-point chart:repeated="26"/>
          </chart:series>
          <chart:series chart:style-name="ch13" chart:values-cell-range-address="'list-set'.H2:'list-set'.H27" chart:label-cell-address="'list-set'.H1:'list-set'.H1" chart:class="chart:line">
            <chart:data-point chart:repeated="26"/>
          </chart:series>
          <chart:series chart:style-name="ch14" chart:values-cell-range-address="'list-set'.I2:'list-set'.I27" chart:label-cell-address="'list-set'.I1:'list-set'.I1" chart:class="chart:line">
            <chart:data-point chart:repeated="26"/>
          </chart:series>
          <chart:series chart:style-name="ch15" chart:values-cell-range-address="'list-set'.J2:'list-set'.J27" chart:label-cell-address="'list-set'.J1:'list-set'.J1" chart:class="chart:line">
            <chart:data-point chart:repeated="2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 cnt</text:p>
                <draw:g>
                  <svg:desc>'list-set'.A1:'list-set'.A1</svg:desc>
                </draw:g>
              </table:table-cell>
              <table:table-cell office:value-type="string">
                <text:p>coarse-lock list"</text:p>
                <draw:g>
                  <svg:desc>'list-set'.B1:'list-set'.B1</svg:desc>
                </draw:g>
              </table:table-cell>
              <table:table-cell office:value-type="string">
                <text:p>coarse-lock list with spin-lock"</text:p>
                <draw:g>
                  <svg:desc>'list-set'.C1:'list-set'.C1</svg:desc>
                </draw:g>
              </table:table-cell>
              <table:table-cell office:value-type="string">
                <text:p>lock-free list"</text:p>
                <draw:g>
                  <svg:desc>'list-set'.D1:'list-set'.D1</svg:desc>
                </draw:g>
              </table:table-cell>
              <table:table-cell office:value-type="string">
                <text:p>lock-free list with pool"</text:p>
                <draw:g>
                  <svg:desc>'list-set'.E1:'list-set'.E1</svg:desc>
                </draw:g>
              </table:table-cell>
              <table:table-cell office:value-type="string">
                <text:p>cds::container::michaellist"</text:p>
                <draw:g>
                  <svg:desc>'list-set'.F1:'list-set'.F1</svg:desc>
                </draw:g>
              </table:table-cell>
              <table:table-cell office:value-type="string">
                <text:p>optimistic-lock list"</text:p>
                <draw:g>
                  <svg:desc>'list-set'.G1:'list-set'.G1</svg:desc>
                </draw:g>
              </table:table-cell>
              <table:table-cell office:value-type="string">
                <text:p>optimistic-lock with spin-lock list"</text:p>
                <draw:g>
                  <svg:desc>'list-set'.H1:'list-set'.H1</svg:desc>
                </draw:g>
              </table:table-cell>
              <table:table-cell office:value-type="string">
                <text:p>optimistic-lock lazy delete"</text:p>
                <draw:g>
                  <svg:desc>'list-set'.I1:'list-set'.I1</svg:desc>
                </draw:g>
              </table:table-cell>
              <table:table-cell office:value-type="string">
                <text:p>optimistic-lock lazy delete with spin-lock list"</text:p>
                <draw:g>
                  <svg:desc>'list-set'.J1:'list-set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list-set'.A2:'list-set'.A27</svg:desc>
                </draw:g>
              </table:table-cell>
              <table:table-cell office:value-type="float" office:value="31342.7">
                <text:p>31342.7</text:p>
                <draw:g>
                  <svg:desc>'list-set'.B2:'list-set'.B27</svg:desc>
                </draw:g>
              </table:table-cell>
              <table:table-cell office:value-type="float" office:value="32222">
                <text:p>32222</text:p>
                <draw:g>
                  <svg:desc>'list-set'.C2:'list-set'.C27</svg:desc>
                </draw:g>
              </table:table-cell>
              <table:table-cell office:value-type="float" office:value="38684.5">
                <text:p>38684.5</text:p>
                <draw:g>
                  <svg:desc>'list-set'.D2:'list-set'.D27</svg:desc>
                </draw:g>
              </table:table-cell>
              <table:table-cell office:value-type="float" office:value="51843">
                <text:p>51843</text:p>
                <draw:g>
                  <svg:desc>'list-set'.E2:'list-set'.E27</svg:desc>
                </draw:g>
              </table:table-cell>
              <table:table-cell office:value-type="float" office:value="46906.8">
                <text:p>46906.8</text:p>
                <draw:g>
                  <svg:desc>'list-set'.F2:'list-set'.F27</svg:desc>
                </draw:g>
              </table:table-cell>
              <table:table-cell office:value-type="float" office:value="29112.4">
                <text:p>29112.4</text:p>
                <draw:g>
                  <svg:desc>'list-set'.G2:'list-set'.G27</svg:desc>
                </draw:g>
              </table:table-cell>
              <table:table-cell office:value-type="float" office:value="30987.7">
                <text:p>30987.7</text:p>
                <draw:g>
                  <svg:desc>'list-set'.H2:'list-set'.H27</svg:desc>
                </draw:g>
              </table:table-cell>
              <table:table-cell office:value-type="float" office:value="30596.3">
                <text:p>30596.3</text:p>
                <draw:g>
                  <svg:desc>'list-set'.I2:'list-set'.I27</svg:desc>
                </draw:g>
              </table:table-cell>
              <table:table-cell office:value-type="float" office:value="30711.2">
                <text:p>30711.2</text:p>
                <draw:g>
                  <svg:desc>'list-set'.J2:'list-set'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8112.2">
                <text:p>28112.2</text:p>
              </table:table-cell>
              <table:table-cell office:value-type="float" office:value="29005">
                <text:p>29005</text:p>
              </table:table-cell>
              <table:table-cell office:value-type="float" office:value="64484.5">
                <text:p>64484.5</text:p>
              </table:table-cell>
              <table:table-cell office:value-type="float" office:value="86049">
                <text:p>86049</text:p>
              </table:table-cell>
              <table:table-cell office:value-type="float" office:value="78223.9">
                <text:p>78223.9</text:p>
              </table:table-cell>
              <table:table-cell office:value-type="float" office:value="47631.9">
                <text:p>47631.9</text:p>
              </table:table-cell>
              <table:table-cell office:value-type="float" office:value="49317.4">
                <text:p>49317.4</text:p>
              </table:table-cell>
              <table:table-cell office:value-type="float" office:value="47505.4">
                <text:p>47505.4</text:p>
              </table:table-cell>
              <table:table-cell office:value-type="float" office:value="48890.3">
                <text:p>4889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7260.6">
                <text:p>27260.6</text:p>
              </table:table-cell>
              <table:table-cell office:value-type="float" office:value="27386.8">
                <text:p>27386.8</text:p>
              </table:table-cell>
              <table:table-cell office:value-type="float" office:value="64101.2">
                <text:p>64101.2</text:p>
              </table:table-cell>
              <table:table-cell office:value-type="float" office:value="87602.6">
                <text:p>87602.6</text:p>
              </table:table-cell>
              <table:table-cell office:value-type="float" office:value="75795.9">
                <text:p>75795.9</text:p>
              </table:table-cell>
              <table:table-cell office:value-type="float" office:value="46764.8">
                <text:p>46764.8</text:p>
              </table:table-cell>
              <table:table-cell office:value-type="float" office:value="49026">
                <text:p>49026</text:p>
              </table:table-cell>
              <table:table-cell office:value-type="float" office:value="46355.5">
                <text:p>46355.5</text:p>
              </table:table-cell>
              <table:table-cell office:value-type="float" office:value="49047.1">
                <text:p>49047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6909.1">
                <text:p>26909.1</text:p>
              </table:table-cell>
              <table:table-cell office:value-type="float" office:value="26496.8">
                <text:p>26496.8</text:p>
              </table:table-cell>
              <table:table-cell office:value-type="float" office:value="60360">
                <text:p>60360</text:p>
              </table:table-cell>
              <table:table-cell office:value-type="float" office:value="85358">
                <text:p>85358</text:p>
              </table:table-cell>
              <table:table-cell office:value-type="float" office:value="71004.5">
                <text:p>71004.5</text:p>
              </table:table-cell>
              <table:table-cell office:value-type="float" office:value="42854">
                <text:p>42854</text:p>
              </table:table-cell>
              <table:table-cell office:value-type="float" office:value="45596.3">
                <text:p>45596.3</text:p>
              </table:table-cell>
              <table:table-cell office:value-type="float" office:value="42992.1">
                <text:p>42992.1</text:p>
              </table:table-cell>
              <table:table-cell office:value-type="float" office:value="45437.5">
                <text:p>4543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5241.5">
                <text:p>25241.5</text:p>
              </table:table-cell>
              <table:table-cell office:value-type="float" office:value="24768.6">
                <text:p>24768.6</text:p>
              </table:table-cell>
              <table:table-cell office:value-type="float" office:value="57665.5">
                <text:p>57665.5</text:p>
              </table:table-cell>
              <table:table-cell office:value-type="float" office:value="78842.2">
                <text:p>78842.2</text:p>
              </table:table-cell>
              <table:table-cell office:value-type="float" office:value="67162">
                <text:p>67162</text:p>
              </table:table-cell>
              <table:table-cell office:value-type="float" office:value="41575.3">
                <text:p>41575.3</text:p>
              </table:table-cell>
              <table:table-cell office:value-type="float" office:value="44963.6">
                <text:p>44963.6</text:p>
              </table:table-cell>
              <table:table-cell office:value-type="float" office:value="42018.6">
                <text:p>42018.6</text:p>
              </table:table-cell>
              <table:table-cell office:value-type="float" office:value="44988.5">
                <text:p>4498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26001.4">
                <text:p>26001.4</text:p>
              </table:table-cell>
              <table:table-cell office:value-type="float" office:value="25486.5">
                <text:p>25486.5</text:p>
              </table:table-cell>
              <table:table-cell office:value-type="float" office:value="55697.5">
                <text:p>55697.5</text:p>
              </table:table-cell>
              <table:table-cell office:value-type="float" office:value="77579.2">
                <text:p>77579.2</text:p>
              </table:table-cell>
              <table:table-cell office:value-type="float" office:value="64534.5">
                <text:p>64534.5</text:p>
              </table:table-cell>
              <table:table-cell office:value-type="float" office:value="37187.4">
                <text:p>37187.4</text:p>
              </table:table-cell>
              <table:table-cell office:value-type="float" office:value="39364.2">
                <text:p>39364.2</text:p>
              </table:table-cell>
              <table:table-cell office:value-type="float" office:value="37950.8">
                <text:p>37950.8</text:p>
              </table:table-cell>
              <table:table-cell office:value-type="float" office:value="40677.7">
                <text:p>4067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23122.4">
                <text:p>23122.4</text:p>
              </table:table-cell>
              <table:table-cell office:value-type="float" office:value="22984.6">
                <text:p>22984.6</text:p>
              </table:table-cell>
              <table:table-cell office:value-type="float" office:value="56977.6">
                <text:p>56977.6</text:p>
              </table:table-cell>
              <table:table-cell office:value-type="float" office:value="74881.1">
                <text:p>74881.1</text:p>
              </table:table-cell>
              <table:table-cell office:value-type="float" office:value="63988.4">
                <text:p>63988.4</text:p>
              </table:table-cell>
              <table:table-cell office:value-type="float" office:value="39180.7">
                <text:p>39180.7</text:p>
              </table:table-cell>
              <table:table-cell office:value-type="float" office:value="42276">
                <text:p>42276</text:p>
              </table:table-cell>
              <table:table-cell office:value-type="float" office:value="39049.3">
                <text:p>39049.3</text:p>
              </table:table-cell>
              <table:table-cell office:value-type="float" office:value="42307.9">
                <text:p>42307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2931">
                <text:p>22931</text:p>
              </table:table-cell>
              <table:table-cell office:value-type="float" office:value="22875.7">
                <text:p>22875.7</text:p>
              </table:table-cell>
              <table:table-cell office:value-type="float" office:value="56828.3">
                <text:p>56828.3</text:p>
              </table:table-cell>
              <table:table-cell office:value-type="float" office:value="70042.7">
                <text:p>70042.7</text:p>
              </table:table-cell>
              <table:table-cell office:value-type="float" office:value="60201.8">
                <text:p>60201.8</text:p>
              </table:table-cell>
              <table:table-cell office:value-type="float" office:value="38475.1">
                <text:p>38475.1</text:p>
              </table:table-cell>
              <table:table-cell office:value-type="float" office:value="40953.1">
                <text:p>40953.1</text:p>
              </table:table-cell>
              <table:table-cell office:value-type="float" office:value="38684.4">
                <text:p>38684.4</text:p>
              </table:table-cell>
              <table:table-cell office:value-type="float" office:value="40063.6">
                <text:p>40063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22451.8">
                <text:p>22451.8</text:p>
              </table:table-cell>
              <table:table-cell office:value-type="float" office:value="21789">
                <text:p>21789</text:p>
              </table:table-cell>
              <table:table-cell office:value-type="float" office:value="54900.7">
                <text:p>54900.7</text:p>
              </table:table-cell>
              <table:table-cell office:value-type="float" office:value="66150.2">
                <text:p>66150.2</text:p>
              </table:table-cell>
              <table:table-cell office:value-type="float" office:value="59307.3">
                <text:p>59307.3</text:p>
              </table:table-cell>
              <table:table-cell office:value-type="float" office:value="39141.1">
                <text:p>39141.1</text:p>
              </table:table-cell>
              <table:table-cell office:value-type="float" office:value="41976.6">
                <text:p>41976.6</text:p>
              </table:table-cell>
              <table:table-cell office:value-type="float" office:value="38567.1">
                <text:p>38567.1</text:p>
              </table:table-cell>
              <table:table-cell office:value-type="float" office:value="41728.7">
                <text:p>41728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21886.9">
                <text:p>21886.9</text:p>
              </table:table-cell>
              <table:table-cell office:value-type="float" office:value="21356.7">
                <text:p>21356.7</text:p>
              </table:table-cell>
              <table:table-cell office:value-type="float" office:value="55603.4">
                <text:p>55603.4</text:p>
              </table:table-cell>
              <table:table-cell office:value-type="float" office:value="65651.4">
                <text:p>65651.4</text:p>
              </table:table-cell>
              <table:table-cell office:value-type="float" office:value="56407.7">
                <text:p>56407.7</text:p>
              </table:table-cell>
              <table:table-cell office:value-type="float" office:value="37351.6">
                <text:p>37351.6</text:p>
              </table:table-cell>
              <table:table-cell office:value-type="float" office:value="38979.7">
                <text:p>38979.7</text:p>
              </table:table-cell>
              <table:table-cell office:value-type="float" office:value="37346.1">
                <text:p>37346.1</text:p>
              </table:table-cell>
              <table:table-cell office:value-type="float" office:value="38307.2">
                <text:p>38307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21698.8">
                <text:p>21698.8</text:p>
              </table:table-cell>
              <table:table-cell office:value-type="float" office:value="20939.6">
                <text:p>20939.6</text:p>
              </table:table-cell>
              <table:table-cell office:value-type="float" office:value="54688.6">
                <text:p>54688.6</text:p>
              </table:table-cell>
              <table:table-cell office:value-type="float" office:value="65243.8">
                <text:p>65243.8</text:p>
              </table:table-cell>
              <table:table-cell office:value-type="float" office:value="54812">
                <text:p>54812</text:p>
              </table:table-cell>
              <table:table-cell office:value-type="float" office:value="37098.7">
                <text:p>37098.7</text:p>
              </table:table-cell>
              <table:table-cell office:value-type="float" office:value="38027.5">
                <text:p>38027.5</text:p>
              </table:table-cell>
              <table:table-cell office:value-type="float" office:value="37072.1">
                <text:p>37072.1</text:p>
              </table:table-cell>
              <table:table-cell office:value-type="float" office:value="38028">
                <text:p>380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22441.5">
                <text:p>22441.5</text:p>
              </table:table-cell>
              <table:table-cell office:value-type="float" office:value="28863.4">
                <text:p>28863.4</text:p>
              </table:table-cell>
              <table:table-cell office:value-type="float" office:value="66844.6">
                <text:p>66844.6</text:p>
              </table:table-cell>
              <table:table-cell office:value-type="float" office:value="96804.2">
                <text:p>96804.2</text:p>
              </table:table-cell>
              <table:table-cell office:value-type="float" office:value="80047.1">
                <text:p>80047.1</text:p>
              </table:table-cell>
              <table:table-cell office:value-type="float" office:value="49696.7">
                <text:p>49696.7</text:p>
              </table:table-cell>
              <table:table-cell office:value-type="float" office:value="52291.2">
                <text:p>52291.2</text:p>
              </table:table-cell>
              <table:table-cell office:value-type="float" office:value="49650.8">
                <text:p>49650.8</text:p>
              </table:table-cell>
              <table:table-cell office:value-type="float" office:value="52403.7">
                <text:p>52403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27998">
                <text:p>27998</text:p>
              </table:table-cell>
              <table:table-cell office:value-type="float" office:value="28006.8">
                <text:p>28006.8</text:p>
              </table:table-cell>
              <table:table-cell office:value-type="float" office:value="65128.9">
                <text:p>65128.9</text:p>
              </table:table-cell>
              <table:table-cell office:value-type="float" office:value="92817.3">
                <text:p>92817.3</text:p>
              </table:table-cell>
              <table:table-cell office:value-type="float" office:value="77646.9">
                <text:p>77646.9</text:p>
              </table:table-cell>
              <table:table-cell office:value-type="float" office:value="48769.4">
                <text:p>48769.4</text:p>
              </table:table-cell>
              <table:table-cell office:value-type="float" office:value="52001.9">
                <text:p>52001.9</text:p>
              </table:table-cell>
              <table:table-cell office:value-type="float" office:value="49224.9">
                <text:p>49224.9</text:p>
              </table:table-cell>
              <table:table-cell office:value-type="float" office:value="51732.5">
                <text:p>5173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27287.6">
                <text:p>27287.6</text:p>
              </table:table-cell>
              <table:table-cell office:value-type="float" office:value="26927.6">
                <text:p>26927.6</text:p>
              </table:table-cell>
              <table:table-cell office:value-type="float" office:value="64203.5">
                <text:p>64203.5</text:p>
              </table:table-cell>
              <table:table-cell office:value-type="float" office:value="90062.5">
                <text:p>90062.5</text:p>
              </table:table-cell>
              <table:table-cell office:value-type="float" office:value="77270.6">
                <text:p>77270.6</text:p>
              </table:table-cell>
              <table:table-cell office:value-type="float" office:value="49389.4">
                <text:p>49389.4</text:p>
              </table:table-cell>
              <table:table-cell office:value-type="float" office:value="52574.2">
                <text:p>52574.2</text:p>
              </table:table-cell>
              <table:table-cell office:value-type="float" office:value="49556">
                <text:p>49556</text:p>
              </table:table-cell>
              <table:table-cell office:value-type="float" office:value="52676.9">
                <text:p>52676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28384.8">
                <text:p>28384.8</text:p>
              </table:table-cell>
              <table:table-cell office:value-type="float" office:value="28135.4">
                <text:p>28135.4</text:p>
              </table:table-cell>
              <table:table-cell office:value-type="float" office:value="62357.8">
                <text:p>62357.8</text:p>
              </table:table-cell>
              <table:table-cell office:value-type="float" office:value="88432">
                <text:p>88432</text:p>
              </table:table-cell>
              <table:table-cell office:value-type="float" office:value="73775.4">
                <text:p>73775.4</text:p>
              </table:table-cell>
              <table:table-cell office:value-type="float" office:value="46725.6">
                <text:p>46725.6</text:p>
              </table:table-cell>
              <table:table-cell office:value-type="float" office:value="48649.9">
                <text:p>48649.9</text:p>
              </table:table-cell>
              <table:table-cell office:value-type="float" office:value="46587.1">
                <text:p>46587.1</text:p>
              </table:table-cell>
              <table:table-cell office:value-type="float" office:value="48569.6">
                <text:p>48569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27497.6">
                <text:p>27497.6</text:p>
              </table:table-cell>
              <table:table-cell office:value-type="float" office:value="26967.5">
                <text:p>26967.5</text:p>
              </table:table-cell>
              <table:table-cell office:value-type="float" office:value="64457">
                <text:p>64457</text:p>
              </table:table-cell>
              <table:table-cell office:value-type="float" office:value="90728.7">
                <text:p>90728.7</text:p>
              </table:table-cell>
              <table:table-cell office:value-type="float" office:value="78801.2">
                <text:p>78801.2</text:p>
              </table:table-cell>
              <table:table-cell office:value-type="float" office:value="49273.9">
                <text:p>49273.9</text:p>
              </table:table-cell>
              <table:table-cell office:value-type="float" office:value="52824.9">
                <text:p>52824.9</text:p>
              </table:table-cell>
              <table:table-cell office:value-type="float" office:value="49523.2">
                <text:p>49523.2</text:p>
              </table:table-cell>
              <table:table-cell office:value-type="float" office:value="53238.1">
                <text:p>53238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28539">
                <text:p>28539</text:p>
              </table:table-cell>
              <table:table-cell office:value-type="float" office:value="28310.2">
                <text:p>28310.2</text:p>
              </table:table-cell>
              <table:table-cell office:value-type="float" office:value="65442.1">
                <text:p>65442.1</text:p>
              </table:table-cell>
              <table:table-cell office:value-type="float" office:value="95508.9">
                <text:p>95508.9</text:p>
              </table:table-cell>
              <table:table-cell office:value-type="float" office:value="79275.5">
                <text:p>79275.5</text:p>
              </table:table-cell>
              <table:table-cell office:value-type="float" office:value="49118.5">
                <text:p>49118.5</text:p>
              </table:table-cell>
              <table:table-cell office:value-type="float" office:value="51730.8">
                <text:p>51730.8</text:p>
              </table:table-cell>
              <table:table-cell office:value-type="float" office:value="49513.1">
                <text:p>49513.1</text:p>
              </table:table-cell>
              <table:table-cell office:value-type="float" office:value="51490.9">
                <text:p>51490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">
                <text:p>53</text:p>
              </table:table-cell>
              <table:table-cell office:value-type="float" office:value="27266.1">
                <text:p>27266.1</text:p>
              </table:table-cell>
              <table:table-cell office:value-type="float" office:value="27319.9">
                <text:p>27319.9</text:p>
              </table:table-cell>
              <table:table-cell office:value-type="float" office:value="65782.6">
                <text:p>65782.6</text:p>
              </table:table-cell>
              <table:table-cell office:value-type="float" office:value="91185">
                <text:p>91185</text:p>
              </table:table-cell>
              <table:table-cell office:value-type="float" office:value="78192.4">
                <text:p>78192.4</text:p>
              </table:table-cell>
              <table:table-cell office:value-type="float" office:value="49534.3">
                <text:p>49534.3</text:p>
              </table:table-cell>
              <table:table-cell office:value-type="float" office:value="52317.3">
                <text:p>52317.3</text:p>
              </table:table-cell>
              <table:table-cell office:value-type="float" office:value="49499.8">
                <text:p>49499.8</text:p>
              </table:table-cell>
              <table:table-cell office:value-type="float" office:value="52288.7">
                <text:p>52288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">
                <text:p>56</text:p>
              </table:table-cell>
              <table:table-cell office:value-type="float" office:value="28439.1">
                <text:p>28439.1</text:p>
              </table:table-cell>
              <table:table-cell office:value-type="float" office:value="28208.3">
                <text:p>28208.3</text:p>
              </table:table-cell>
              <table:table-cell office:value-type="float" office:value="65806.1">
                <text:p>65806.1</text:p>
              </table:table-cell>
              <table:table-cell office:value-type="float" office:value="94457.9">
                <text:p>94457.9</text:p>
              </table:table-cell>
              <table:table-cell office:value-type="float" office:value="78840.4">
                <text:p>78840.4</text:p>
              </table:table-cell>
              <table:table-cell office:value-type="float" office:value="49064.1">
                <text:p>49064.1</text:p>
              </table:table-cell>
              <table:table-cell office:value-type="float" office:value="51281.2">
                <text:p>51281.2</text:p>
              </table:table-cell>
              <table:table-cell office:value-type="float" office:value="48907">
                <text:p>48907</text:p>
              </table:table-cell>
              <table:table-cell office:value-type="float" office:value="51129.8">
                <text:p>51129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">
                <text:p>59</text:p>
              </table:table-cell>
              <table:table-cell office:value-type="float" office:value="27198.4">
                <text:p>27198.4</text:p>
              </table:table-cell>
              <table:table-cell office:value-type="float" office:value="26934.5">
                <text:p>26934.5</text:p>
              </table:table-cell>
              <table:table-cell office:value-type="float" office:value="64392.8">
                <text:p>64392.8</text:p>
              </table:table-cell>
              <table:table-cell office:value-type="float" office:value="91152.2">
                <text:p>91152.2</text:p>
              </table:table-cell>
              <table:table-cell office:value-type="float" office:value="78477.5">
                <text:p>78477.5</text:p>
              </table:table-cell>
              <table:table-cell office:value-type="float" office:value="49403.3">
                <text:p>49403.3</text:p>
              </table:table-cell>
              <table:table-cell office:value-type="float" office:value="52298">
                <text:p>52298</text:p>
              </table:table-cell>
              <table:table-cell office:value-type="float" office:value="49513.2">
                <text:p>49513.2</text:p>
              </table:table-cell>
              <table:table-cell office:value-type="float" office:value="52483">
                <text:p>524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">
                <text:p>62</text:p>
              </table:table-cell>
              <table:table-cell office:value-type="float" office:value="28473.8">
                <text:p>28473.8</text:p>
              </table:table-cell>
              <table:table-cell office:value-type="float" office:value="28551.3">
                <text:p>28551.3</text:p>
              </table:table-cell>
              <table:table-cell office:value-type="float" office:value="64648.1">
                <text:p>64648.1</text:p>
              </table:table-cell>
              <table:table-cell office:value-type="float" office:value="95003.8">
                <text:p>95003.8</text:p>
              </table:table-cell>
              <table:table-cell office:value-type="float" office:value="79301.5">
                <text:p>79301.5</text:p>
              </table:table-cell>
              <table:table-cell office:value-type="float" office:value="48854.7">
                <text:p>48854.7</text:p>
              </table:table-cell>
              <table:table-cell office:value-type="float" office:value="56196.1">
                <text:p>56196.1</text:p>
              </table:table-cell>
              <table:table-cell office:value-type="float" office:value="56984.7">
                <text:p>56984.7</text:p>
              </table:table-cell>
              <table:table-cell office:value-type="float" office:value="58674.5">
                <text:p>58674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31088.4">
                <text:p>31088.4</text:p>
              </table:table-cell>
              <table:table-cell office:value-type="float" office:value="30917.5">
                <text:p>30917.5</text:p>
              </table:table-cell>
              <table:table-cell office:value-type="float" office:value="67540.9">
                <text:p>67540.9</text:p>
              </table:table-cell>
              <table:table-cell office:value-type="float" office:value="95632.2">
                <text:p>95632.2</text:p>
              </table:table-cell>
              <table:table-cell office:value-type="float" office:value="93096.9">
                <text:p>93096.9</text:p>
              </table:table-cell>
              <table:table-cell office:value-type="float" office:value="56993.1">
                <text:p>56993.1</text:p>
              </table:table-cell>
              <table:table-cell office:value-type="float" office:value="58720">
                <text:p>58720</text:p>
              </table:table-cell>
              <table:table-cell office:value-type="float" office:value="56986.8">
                <text:p>56986.8</text:p>
              </table:table-cell>
              <table:table-cell office:value-type="float" office:value="58455.3">
                <text:p>58455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">
                <text:p>68</text:p>
              </table:table-cell>
              <table:table-cell office:value-type="float" office:value="31037.2">
                <text:p>31037.2</text:p>
              </table:table-cell>
              <table:table-cell office:value-type="float" office:value="30861.7">
                <text:p>30861.7</text:p>
              </table:table-cell>
              <table:table-cell office:value-type="float" office:value="68401.7">
                <text:p>68401.7</text:p>
              </table:table-cell>
              <table:table-cell office:value-type="float" office:value="97648.1">
                <text:p>97648.1</text:p>
              </table:table-cell>
              <table:table-cell office:value-type="float" office:value="94265">
                <text:p>94265</text:p>
              </table:table-cell>
              <table:table-cell office:value-type="float" office:value="56515.7">
                <text:p>56515.7</text:p>
              </table:table-cell>
              <table:table-cell office:value-type="float" office:value="58449.5">
                <text:p>58449.5</text:p>
              </table:table-cell>
              <table:table-cell office:value-type="float" office:value="56550.4">
                <text:p>56550.4</text:p>
              </table:table-cell>
              <table:table-cell office:value-type="float" office:value="58468.8">
                <text:p>58468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">
                <text:p>71</text:p>
              </table:table-cell>
              <table:table-cell office:value-type="float" office:value="30883.2">
                <text:p>30883.2</text:p>
              </table:table-cell>
              <table:table-cell office:value-type="float" office:value="30566.5">
                <text:p>30566.5</text:p>
              </table:table-cell>
              <table:table-cell office:value-type="float" office:value="69276.8">
                <text:p>69276.8</text:p>
              </table:table-cell>
              <table:table-cell office:value-type="float" office:value="97216.6">
                <text:p>97216.6</text:p>
              </table:table-cell>
              <table:table-cell office:value-type="float" office:value="94228.2">
                <text:p>94228.2</text:p>
              </table:table-cell>
              <table:table-cell office:value-type="float" office:value="56508.6">
                <text:p>56508.6</text:p>
              </table:table-cell>
              <table:table-cell office:value-type="float" office:value="57848.3">
                <text:p>57848.3</text:p>
              </table:table-cell>
              <table:table-cell office:value-type="float" office:value="56392">
                <text:p>56392</text:p>
              </table:table-cell>
              <table:table-cell office:value-type="float" office:value="58145.3">
                <text:p>5814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">
                <text:p>74</text:p>
              </table:table-cell>
              <table:table-cell office:value-type="float" office:value="30968.5">
                <text:p>30968.5</text:p>
              </table:table-cell>
              <table:table-cell office:value-type="float" office:value="31070.1">
                <text:p>31070.1</text:p>
              </table:table-cell>
              <table:table-cell office:value-type="float" office:value="69464.1">
                <text:p>69464.1</text:p>
              </table:table-cell>
              <table:table-cell office:value-type="float" office:value="97701">
                <text:p>97701</text:p>
              </table:table-cell>
              <table:table-cell office:value-type="float" office:value="93625">
                <text:p>93625</text:p>
              </table:table-cell>
              <table:table-cell office:value-type="float" office:value="56985.3">
                <text:p>56985.3</text:p>
              </table:table-cell>
              <table:table-cell office:value-type="float" office:value="57990.5">
                <text:p>57990.5</text:p>
              </table:table-cell>
              <table:table-cell office:value-type="float" office:value="56395.4">
                <text:p>56395.4</text:p>
              </table:table-cell>
              <table:table-cell office:value-type="float" office:value="58041.5">
                <text:p>58041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7">
                <text:p>77</text:p>
              </table:table-cell>
              <table:table-cell office:value-type="float" office:value="30822.1">
                <text:p>30822.1</text:p>
              </table:table-cell>
              <table:table-cell office:value-type="float" office:value="30850.2">
                <text:p>30850.2</text:p>
              </table:table-cell>
              <table:table-cell office:value-type="float" office:value="69411">
                <text:p>69411</text:p>
              </table:table-cell>
              <table:table-cell office:value-type="float" office:value="97984.4">
                <text:p>97984.4</text:p>
              </table:table-cell>
              <table:table-cell office:value-type="float" office:value="93880.1">
                <text:p>93880.1</text:p>
              </table:table-cell>
              <table:table-cell office:value-type="float" office:value="56773.3">
                <text:p>56773.3</text:p>
              </table:table-cell>
              <table:table-cell office:value-type="float" office:value="57986.2">
                <text:p>57986.2</text:p>
              </table:table-cell>
              <table:table-cell office:value-type="float" office:value="56628.7">
                <text:p>56628.7</text:p>
              </table:table-cell>
              <table:table-cell office:value-type="float" office:value="57937.3">
                <text:p>57937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